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119" officeooo:paragraph-rsid="00116119"/>
    </style:style>
    <style:style style:name="P2" style:family="paragraph" style:parent-style-name="Standard">
      <style:paragraph-properties fo:text-align="center" style:justify-single-word="false"/>
      <style:text-properties fo:text-shadow="1pt 1pt" officeooo:rsid="00116119" officeooo:paragraph-rsid="00116119"/>
    </style:style>
    <style:style style:name="P3" style:family="paragraph" style:parent-style-name="Standard">
      <style:paragraph-properties fo:text-align="start" style:justify-single-word="false"/>
      <style:text-properties fo:text-shadow="1pt 1pt" officeooo:rsid="00116119" officeooo:paragraph-rsid="00116119"/>
    </style:style>
    <style:style style:name="P4" style:family="paragraph" style:parent-style-name="Standard">
      <style:paragraph-properties fo:text-align="justify" style:justify-single-word="false"/>
      <style:text-properties fo:text-shadow="none" officeooo:rsid="00116119" officeooo:paragraph-rsid="00116119"/>
    </style:style>
    <style:style style:name="P5" style:family="paragraph" style:parent-style-name="Standard" style:list-style-name="L1">
      <style:paragraph-properties fo:text-align="justify" style:justify-single-word="false"/>
      <style:text-properties fo:text-shadow="none" officeooo:rsid="00116119" officeooo:paragraph-rsid="00116119"/>
    </style:style>
    <style:style style:name="P6" style:family="paragraph" style:parent-style-name="Standard">
      <style:paragraph-properties fo:text-align="justify" style:justify-single-word="false"/>
      <style:text-properties fo:text-shadow="none" officeooo:rsid="00116119" officeooo:paragraph-rsid="0011bac7"/>
    </style:style>
    <style:style style:name="P7" style:family="paragraph" style:parent-style-name="Standard">
      <style:paragraph-properties fo:text-align="justify" style:justify-single-word="false"/>
      <style:text-properties fo:text-shadow="none" officeooo:rsid="0011bac7" officeooo:paragraph-rsid="0011bac7"/>
    </style:style>
    <style:style style:name="T1" style:family="text">
      <style:text-properties fo:text-shadow="none"/>
    </style:style>
    <style:style style:name="T2" style:family="text">
      <style:text-properties officeooo:rsid="0011ba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<text:tab/>Wrocław, 7.05.16r.</text:p>
      <text:p text:style-name="P1"/>
      <text:p text:style-name="P1"/>
      <text:p text:style-name="P2">Lista 7</text:p>
      <text:p text:style-name="P2"/>
      <text:p text:style-name="P3">Uwaga techniczna: <text:span text:style-name="T1">Projekt należy skompilować za pomocą “javac lista7/*.java”, a uruchamiać spoza katalogu lista7 za pomocą “java lista7/Main”. Jeśli uruchomi się program będąc wewnątrz katalogu lista7, uzyska się wyjątek “NoClassDefFoundError”.</text:span></text:p>
      <text:p text:style-name="P2"/>
      <text:p text:style-name="P3">Event Aggregator:</text:p>
      <text:p text:style-name="P3"/>
      <text:p text:style-name="P4">Implementacja wzorca event aggregator w Javie jest uboższa i zdecydowanie gorsza niż wzorcowa z wykładu w C#. Ponieważ w Javie nie można w trakcie wykonywania programu sprawdzić typu obiektu (Nie ma odpowiednika C#'owego typeof) oraz nie jest możliwa podwójna realizacja generycznego interfejsu (Nie można być Isubscriberem&lt;A&gt; oraz Isubscriberem&lt;B&gt; na raz), zaimplementowałem wzorzec następująco:</text:p>
      <text:list xml:id="list197323466559499904" text:style-name="L1">
        <text:list-item>
          <text:p text:style-name="P5">Isubscriber nie jest interfejsem generycznym, klasy realizujące interfejs Isubscriber mają metodę HandleNotification(Object notification), w której za pomocą mechanizmu instanceof odsyłają wydarzenie do odpowiedniego handlera.</text:p>
        </text:list-item>
        <text:list-item>
          <text:p text:style-name="P5">Event aggregator nie ma słownika &lt;TypWydarzenia, ListaSubskrybentów&gt;, lecz słownik &lt;String, ListaSubskrybentów&gt;, gdzie stringiem jest kod wydarzenia. Jest to kiepskie rozwiązanie, ponieważ wymaga ustalenia jakichś kodów dla wydarzeń (np. Nazwa klasy).</text:p>
        </text:list-item>
      </text:list>
      <text:p text:style-name="P4"/>
      <text:p text:style-name="P4">Wszystkie 4 podpunkty zostały spełnione.</text:p>
      <text:p text:style-name="P4"/>
      <text:p text:style-name="P6">Klasy IeventAggregator, EventAggregator, Isubscriber, są w miarę jasne. </text:p>
      <text:p text:style-name="P6"/>
      <text:p text:style-name="P6"><text:span text:style-name="T2">Oprócz nich występują podklasy znanych komponentów Java Swing, które implementują interfejs ISubscriber: </text:span><text:s/>MyJTr<text:span text:style-name="T2">ee, KartotekaJPanel, ListaUzytkownikowJPanel.</text:span></text:p>
      <text:p text:style-name="P6"/>
      <text:p text:style-name="P6"><text:span text:style-name="T2">KartotekaEditDialog, AddUsersDialog to okna modalne umożliwiające to, co ich nazwa wskazuje oraz publikujące eventy do event aggregatora.</text:span></text:p>
      <text:p text:style-name="P6"/>
      <text:p text:style-name="P7">KartotekaEditDialogClose oraz AddUsersDialogConfirm to klasy reprezetujące wydarzenia związane z zamknięciem okien modalnych. Zawierają w sobie dane dodanego/zmodyfikowanego użytkownika.</text:p>
      <text:p text:style-name="P7"/>
      <text:p text:style-name="P7">User jest klasą reprezentującą użytkownika, DataBank to klasa gromadząca w sobie użytkowników oraz wydająca dane komponentom Swing za pomocą metod GetUsers(), GetData().</text:p>
      <text:p text:style-name="P7"/>
      <text:p text:style-name="P7">Main inicjalizuje wszystkie Jframe'y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2:03:32.092571256</meta:creation-date>
    <dc:date>2016-05-07T22:27:41.576741071</dc:date>
    <meta:editing-duration>PT6M59S</meta:editing-duration>
    <meta:editing-cycles>1</meta:editing-cycles>
    <meta:document-statistic meta:table-count="0" meta:image-count="0" meta:object-count="0" meta:page-count="1" meta:paragraph-count="14" meta:word-count="238" meta:character-count="1995" meta:non-whitespace-character-count="1764"/>
    <meta:generator>LibreOffice/5.0.5.2$Linux_X86_64 LibreOffice_project/00m0$Build-2</meta:generator>
  </office:meta>
</office:document-meta>
</file>